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text-properties fo:language="en" fo:country="US" fo:font-weight="bold" officeooo:rsid="007aec4f" officeooo:paragraph-rsid="007aec4f"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language="en" fo:country="US" officeooo:paragraph-rsid="013d3517"/>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officeooo:paragraph-rsid="0145b2a8"/>
    </style:style>
    <style:style style:name="P55" style:family="paragraph" style:parent-style-name="Preformatted_20_Text">
      <style:text-properties fo:language="en" fo:country="US" officeooo:paragraph-rsid="01462ea5"/>
    </style:style>
    <style:style style:name="P56" style:family="paragraph" style:parent-style-name="Preformatted_20_Text">
      <style:text-properties fo:font-size="14pt" fo:language="en" fo:country="US" fo:font-weight="bold" style:font-size-asian="14pt" style:font-weight-asian="bold" style:font-size-complex="14pt" style:font-weight-complex="bold"/>
    </style:style>
    <style:style style:name="P5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5"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6"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7"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9"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70"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71"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72"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5"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7"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8" style:family="paragraph" style:parent-style-name="Preformatted_20_Text">
      <style:text-properties fo:font-weight="bold" officeooo:rsid="01365694" officeooo:paragraph-rsid="01365694" style:font-weight-asian="bold" style:font-weight-complex="bold"/>
    </style:style>
    <style:style style:name="P79" style:family="paragraph" style:parent-style-name="Preformatted_20_Text">
      <style:text-properties officeooo:rsid="01365694" officeooo:paragraph-rsid="01365694"/>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1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18" style:family="text">
      <style:text-properties style:font-name="Liberation Mono" style:font-name-asian="NSimSun" style:font-name-complex="Liberation Mono"/>
    </style:style>
    <style:style style:name="T19" style:family="text">
      <style:text-properties style:font-name="Liberation Mono" officeooo:rsid="0149c092" style:font-name-asian="NSimSun" style:font-name-complex="Liberation Mono"/>
    </style:style>
    <style:style style:name="T20" style:family="text">
      <style:text-properties style:font-name="Liberation Mono" officeooo:rsid="014b9544" style:font-name-asian="NSimSun" style:font-name-complex="Liberation Mono"/>
    </style:style>
    <style:style style:name="T21" style:family="text">
      <style:text-properties officeooo:rsid="0025018b"/>
    </style:style>
    <style:style style:name="T22" style:family="text">
      <style:text-properties officeooo:rsid="0026f954"/>
    </style:style>
    <style:style style:name="T23" style:family="text">
      <style:text-properties officeooo:rsid="002fcd6f"/>
    </style:style>
    <style:style style:name="T24" style:family="text">
      <style:text-properties officeooo:rsid="00330e81"/>
    </style:style>
    <style:style style:name="T25" style:family="text">
      <style:text-properties officeooo:rsid="0033ca58"/>
    </style:style>
    <style:style style:name="T26" style:family="text">
      <style:text-properties officeooo:rsid="0038426d"/>
    </style:style>
    <style:style style:name="T27" style:family="text">
      <style:text-properties officeooo:rsid="003fb0c7"/>
    </style:style>
    <style:style style:name="T28" style:family="text">
      <style:text-properties fo:font-weight="bold" style:font-weight-asian="bold" style:font-weight-complex="bold"/>
    </style:style>
    <style:style style:name="T29" style:family="text">
      <style:text-properties fo:font-weight="bold" officeooo:rsid="00aa8404" style:font-weight-asian="bold" style:font-weight-complex="bold"/>
    </style:style>
    <style:style style:name="T30" style:family="text">
      <style:text-properties fo:font-weight="bold" officeooo:rsid="00d49366" style:font-weight-asian="bold" style:font-weight-complex="bold"/>
    </style:style>
    <style:style style:name="T31" style:family="text">
      <style:text-properties fo:font-weight="bold" officeooo:rsid="00e70424" style:font-weight-asian="bold" style:font-weight-complex="bold"/>
    </style:style>
    <style:style style:name="T32" style:family="text">
      <style:text-properties fo:font-weight="bold" officeooo:rsid="00e7fef4" style:font-weight-asian="bold" style:font-weight-complex="bold"/>
    </style:style>
    <style:style style:name="T33" style:family="text">
      <style:text-properties fo:font-weight="bold" officeooo:rsid="00e21fcf" style:font-weight-asian="bold" style:font-weight-complex="bold"/>
    </style:style>
    <style:style style:name="T34" style:family="text">
      <style:text-properties fo:font-weight="bold" officeooo:rsid="00df723f" style:font-weight-asian="bold" style:font-weight-complex="bold"/>
    </style:style>
    <style:style style:name="T35" style:family="text">
      <style:text-properties fo:font-weight="bold" officeooo:rsid="01085880" style:font-weight-asian="bold" style:font-weight-complex="bold"/>
    </style:style>
    <style:style style:name="T36" style:family="text">
      <style:text-properties fo:font-weight="bold" officeooo:rsid="00e46c8c" style:font-weight-asian="bold" style:font-weight-complex="bold"/>
    </style:style>
    <style:style style:name="T37" style:family="text">
      <style:text-properties fo:font-weight="bold" officeooo:rsid="010c6f7b" style:font-weight-asian="bold" style:font-weight-complex="bold"/>
    </style:style>
    <style:style style:name="T38" style:family="text">
      <style:text-properties fo:font-weight="bold" officeooo:rsid="013d3517" style:font-weight-asian="bold" style:font-weight-complex="bold"/>
    </style:style>
    <style:style style:name="T39" style:family="text">
      <style:text-properties fo:font-weight="bold" officeooo:rsid="01403b6f" style:font-weight-asian="bold" style:font-weight-complex="bold"/>
    </style:style>
    <style:style style:name="T40" style:family="text">
      <style:text-properties fo:font-weight="bold" officeooo:rsid="014387ad" style:font-weight-asian="bold" style:font-weight-complex="bold"/>
    </style:style>
    <style:style style:name="T41" style:family="text">
      <style:text-properties fo:font-weight="bold" officeooo:rsid="0145b2a8" style:font-weight-asian="bold" style:font-weight-complex="bold"/>
    </style:style>
    <style:style style:name="T42" style:family="text">
      <style:text-properties fo:font-weight="bold" officeooo:rsid="01462ea5" style:font-weight-asian="bold" style:font-weight-complex="bold"/>
    </style:style>
    <style:style style:name="T43" style:family="text">
      <style:text-properties fo:font-weight="bold" officeooo:rsid="0149c092" style:font-weight-asian="bold" style:font-weight-complex="bold"/>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05a06f8"/>
    </style:style>
    <style:style style:name="T49" style:family="text">
      <style:text-properties officeooo:rsid="0063ea54"/>
    </style:style>
    <style:style style:name="T50" style:family="text">
      <style:text-properties officeooo:rsid="0066253c"/>
    </style:style>
    <style:style style:name="T51" style:family="text">
      <style:text-properties officeooo:rsid="00796f36"/>
    </style:style>
    <style:style style:name="T52" style:family="text">
      <style:text-properties officeooo:rsid="009133f8"/>
    </style:style>
    <style:style style:name="T53" style:family="text">
      <style:text-properties officeooo:rsid="009b44dd"/>
    </style:style>
    <style:style style:name="T54" style:family="text">
      <style:text-properties officeooo:rsid="00a00b63"/>
    </style:style>
    <style:style style:name="T55" style:family="text">
      <style:text-properties officeooo:rsid="00afa36b"/>
    </style:style>
    <style:style style:name="T56" style:family="text">
      <style:text-properties officeooo:rsid="00b39518"/>
    </style:style>
    <style:style style:name="T57" style:family="text">
      <style:text-properties officeooo:rsid="00b40a7a"/>
    </style:style>
    <style:style style:name="T58" style:family="text">
      <style:text-properties officeooo:rsid="00b54258"/>
    </style:style>
    <style:style style:name="T59" style:family="text">
      <style:text-properties officeooo:rsid="00b6a84d"/>
    </style:style>
    <style:style style:name="T60" style:family="text">
      <style:text-properties officeooo:rsid="00bb1f5a"/>
    </style:style>
    <style:style style:name="T61" style:family="text">
      <style:text-properties officeooo:rsid="00bd37d8"/>
    </style:style>
    <style:style style:name="T62" style:family="text">
      <style:text-properties officeooo:rsid="00c34552"/>
    </style:style>
    <style:style style:name="T63" style:family="text">
      <style:text-properties officeooo:rsid="00c55f6e"/>
    </style:style>
    <style:style style:name="T64" style:family="text">
      <style:text-properties officeooo:rsid="00cb8a2f"/>
    </style:style>
    <style:style style:name="T65" style:family="text">
      <style:text-properties officeooo:rsid="00ccf9dd"/>
    </style:style>
    <style:style style:name="T66" style:family="text">
      <style:text-properties officeooo:rsid="00d2fde8"/>
    </style:style>
    <style:style style:name="T67" style:family="text">
      <style:text-properties officeooo:rsid="00d8e749"/>
    </style:style>
    <style:style style:name="T68" style:family="text">
      <style:text-properties officeooo:rsid="00e5df50"/>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officeooo:rsid="00ecc7ec"/>
    </style:style>
    <style:style style:name="T73" style:family="text">
      <style:text-properties officeooo:rsid="00ef603c"/>
    </style:style>
    <style:style style:name="T74" style:family="text">
      <style:text-properties officeooo:rsid="00f044b8"/>
    </style:style>
    <style:style style:name="T75" style:family="text">
      <style:text-properties officeooo:rsid="00f18f4d"/>
    </style:style>
    <style:style style:name="T76" style:family="text">
      <style:text-properties officeooo:rsid="00f357a4"/>
    </style:style>
    <style:style style:name="T77" style:family="text">
      <style:text-properties officeooo:rsid="00f9811c"/>
    </style:style>
    <style:style style:name="T78" style:family="text">
      <style:text-properties officeooo:rsid="00fc3cb4"/>
    </style:style>
    <style:style style:name="T79" style:family="text">
      <style:text-properties officeooo:rsid="00fdadae"/>
    </style:style>
    <style:style style:name="T80" style:family="text">
      <style:text-properties officeooo:rsid="00ffa032"/>
    </style:style>
    <style:style style:name="T81" style:family="text">
      <style:text-properties officeooo:rsid="00ffcac4"/>
    </style:style>
    <style:style style:name="T82" style:family="text">
      <style:text-properties officeooo:rsid="0105ca5d"/>
    </style:style>
    <style:style style:name="T83" style:family="text">
      <style:text-properties officeooo:rsid="01085880"/>
    </style:style>
    <style:style style:name="T84" style:family="text">
      <style:text-properties officeooo:rsid="00e46c8c"/>
    </style:style>
    <style:style style:name="T85" style:family="text">
      <style:text-properties officeooo:rsid="010aead4"/>
    </style:style>
    <style:style style:name="T86" style:family="text">
      <style:text-properties officeooo:rsid="0116e427"/>
    </style:style>
    <style:style style:name="T87" style:family="text">
      <style:text-properties officeooo:rsid="011c0665"/>
    </style:style>
    <style:style style:name="T88" style:family="text">
      <style:text-properties officeooo:rsid="011cad39"/>
    </style:style>
    <style:style style:name="T89" style:family="text">
      <style:text-properties officeooo:rsid="011e255b"/>
    </style:style>
    <style:style style:name="T90" style:family="text">
      <style:text-properties officeooo:rsid="011f9fe5"/>
    </style:style>
    <style:style style:name="T91" style:family="text">
      <style:text-properties fo:language="en" fo:country="US"/>
    </style:style>
    <style:style style:name="T92" style:family="text">
      <style:text-properties officeooo:rsid="01267e24"/>
    </style:style>
    <style:style style:name="T93" style:family="text">
      <style:text-properties officeooo:rsid="012c01ca"/>
    </style:style>
    <style:style style:name="T94" style:family="text">
      <style:text-properties officeooo:rsid="012c2734"/>
    </style:style>
    <style:style style:name="T95" style:family="text">
      <style:text-properties officeooo:rsid="012f7e45"/>
    </style:style>
    <style:style style:name="T96" style:family="text">
      <style:text-properties officeooo:rsid="0130b6e6"/>
    </style:style>
    <style:style style:name="T97" style:family="text">
      <style:text-properties officeooo:rsid="01345787"/>
    </style:style>
    <style:style style:name="T98" style:family="text">
      <style:text-properties officeooo:rsid="0134e677"/>
    </style:style>
    <style:style style:name="T99" style:family="text">
      <style:text-properties officeooo:rsid="0139219d"/>
    </style:style>
    <style:style style:name="T100" style:family="text">
      <style:text-properties officeooo:rsid="013abcd0"/>
    </style:style>
    <style:style style:name="T101" style:family="text">
      <style:text-properties officeooo:rsid="013cac4d"/>
    </style:style>
    <style:style style:name="T102" style:family="text">
      <style:text-properties officeooo:rsid="013cf18a"/>
    </style:style>
    <style:style style:name="T103" style:family="text">
      <style:text-properties officeooo:rsid="013d3517"/>
    </style:style>
    <style:style style:name="T104" style:family="text">
      <style:text-properties officeooo:rsid="014041f0"/>
    </style:style>
    <style:style style:name="T105" style:family="text">
      <style:text-properties officeooo:rsid="0140da31"/>
    </style:style>
    <style:style style:name="T106" style:family="text">
      <style:text-properties officeooo:rsid="014c99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69"/>
      <text:p text:style-name="P69"/>
      <text:p text:style-name="P69"/>
      <text:p text:style-name="P69"/>
      <text:p text:style-name="P69"/>
      <text:p text:style-name="P69"/>
      <text:p text:style-name="P71"><text:span text:style-name="T24">Protrekkr </text:span><text:span text:style-name="T25">v2.</text:span><text:span text:style-name="T80">6</text:span><text:span text:style-name="T25">.</text:span><text:span text:style-name="T20">7</text:span></text:p>
      <text:p text:style-name="P70"/>
      <text:p text:style-name="P70"><text:span text:style-name="T60">O</text:span><text:span text:style-name="T51">perating </text:span><text:span text:style-name="T60">M</text:span><text:span text:style-name="T24">anual</text:span></text:p>
      <text:p text:style-name="P28"/>
      <text:p text:style-name="P28"/>
      <text:p text:style-name="P28"/>
      <text:p text:style-name="P29">Written by Franck “<text:span text:style-name="T81">hitchhikr” </text:span>Charlet (franck@<text:span text:style-name="T102">hitchhikr.net</text:span>)</text:p>
      <text:p text:style-name="P1"/>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text:soft-page-break/>Introduction</text:p>
      <text:p text:style-name="P1"/>
      <text:p text:style-name="P9"><text:span text:style-name="T1">P</text:span>ro<text:span text:style-name="T106">t</text:span>rekkr is a tracker program combining a software synthesizer together with a traditional samples tracker which can (mainly) be used to create electronic music (like psytrance, trance goa, hard acid, IDM, chip, techno, <text:span text:style-name="T56">jungle</text:span>, etc.) <text:span text:style-name="T9">targeting </text:span>small sized intros, demos or games.</text:p>
      <text:p text:style-name="P9"/>
      <text:p text:style-name="P9"><text:span text:style-name="T74">I</text:span><text:span text:style-name="T73">t’s a heavily modified version of </text:span><text:span text:style-name="T75">the old </text:span><text:span text:style-name="T73">NoiseTrekker </text:span><text:span text:style-name="T76">2 </text:span><text:span text:style-name="T8">which was made by </text:span><text:span text:style-name="T73">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62">Up to </text:span><text:span text:style-name="T57">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82">Linear/</text:span>Cubic spline interpolation.</text:p>
      <text:p text:style-name="P1">- Wav/<text:span text:style-name="T78">Aiff</text:span> <text:span text:style-name="T79">samples</text:span> import/export.</text:p>
      <text:p text:style-name="P1">- 16 or 32 bits wav rendering.</text:p>
      <text:p text:style-name="P11">- <text:span text:style-name="T77">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58">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4"/>
      <text:p text:style-name="P64">Minimum requirements</text:p>
      <text:p text:style-name="P5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9">it </text:span>at all, there's a lot of hiccups (although the system monitor doesn't show more than 60% usage for both CPU so i may have made a mistake somewhere).</text:p>
      <text:p text:style-name="P2"/>
      <text:p text:style-name="P58">How to install (Windows only)</text:p>
      <text:p text:style-name="P2"/>
      <text:p text:style-name="P2"><text:span text:style-name="T21">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60"/>
      <text:p text:style-name="P60"/>
      <text:p text:style-name="P60"/>
      <text:p text:style-name="P60"><text:soft-page-break/>Compressed modules (.ptp)</text:p>
      <text:p text:style-name="P2"/>
      <text:p text:style-name="P2">These modules can be recognized as they're using the ".ptp" extension (regular modules use ".ptk"), they can’<text:span text:style-name="T22">t</text:span> be reloaded inside the tracker, <text:span text:style-name="T22">but the musician can simulate the compression of the samples </text:span><text:span text:style-name="T23">(or per sample) </text:span><text:span text:style-name="T22">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8">Save .ptp</text:span>":</text:p>
      <text:p text:style-name="P1"><text:s text:c="2"/>Create a module with extension ".ptp" in the current directory.</text:p>
      <text:p text:style-name="P1"/>
      <text:p text:style-name="P1">- "<text:span text:style-name="T28">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6">with each others</text:span>.</text:p>
      <text:p text:style-name="P1"/>
      <text:p text:style-name="P2">Samples inside .ptp modules can be packed, the user have the ability to select the packing algorithm which <text:span text:style-name="T26">wi</text:span>ll be used on a per sample basis, the available compression schemes are all “lossy”.</text:p>
      <text:p text:style-name="P2"/>
      <text:p text:style-name="P20"><text:span text:style-name="T7">WavPac</text:span>:</text:p>
      <text:p text:style-name="P39">Wavpack based compression <text:span text:style-name="T67">(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8">At3 (</text:span><text:span text:style-name="T30">For </text:span><text:span text:style-name="T28">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7">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7">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45">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6">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7">m</text:span>eans no midi program selected).</text:p>
      <text:p text:style-name="P2"/>
      <text:p text:style-name="P2">3 - Go to track section and here <text:span text:style-name="T88">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89">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5">0x</text:span>20(32) to <text:span text:style-name="T48">value </text:span><text:span text:style-name="T105">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99">Why some buttons of the interface have different colors than others</text:span>?</text:p>
      <text:p text:style-name="P24"/>
      <text:p text:style-name="P10">A&gt; <text:span text:style-name="T99">The buttons with highlighted colors have alternate/more global functions when </text:span><text:span text:style-name="T101">clicked</text:span><text:span text:style-name="T99"> with the right mouse button.</text:span></text:p>
      <text:p text:style-name="P24"><text:span text:style-name="T91"/></text:p>
      <text:p text:style-name="P24">Q&gt; Will you support VST instruments in a future?</text:p>
      <text:p text:style-name="P14"/>
      <text:p text:style-name="P5">A&gt; <text:span text:style-name="T90">No,</text:span> the main goal of the tracker is to be a<text:span text:style-name="T100">n</text:span> all-in-one program with a compact, <text:span text:style-name="T100">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50">|</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61">S</text:span>ong position 3 with it's 3th and 5th tracks disabled.</text:p>
      <text:p text:style-name="P1"><text:span text:style-name="T49">|</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
      <text:p text:style-name="P61"/>
      <text:p text:style-name="P61"/>
      <text:p text:style-name="P61"/>
      <text:p text:style-name="P61"/>
      <text:p text:style-name="P61"><text:soft-page-break/>The effects</text:p>
      <text:p text:style-name="P1"/>
      <text:p text:style-name="P1">Command '<text:span text:style-name="T28">0000</text:span>': <text:span text:style-name="T28">No Effect</text:span></text:p>
      <text:p text:style-name="P1"/>
      <text:p text:style-name="P1">Command '<text:span text:style-name="T28">01xx</text:span>': <text:span text:style-name="T28">Pitch Up</text:span> (Disabled when using Arpeggio or Vibrato)</text:p>
      <text:p text:style-name="P1"/>
      <text:p text:style-name="P1">xx = Speed</text:p>
      <text:p text:style-name="P1"/>
      <text:p text:style-name="P1">Command '<text:span text:style-name="T28">02xx</text:span>': <text:span text:style-name="T28">Pitch Down</text:span> (Disabled when using Arpeggio or Vibrato)</text:p>
      <text:p text:style-name="P1"/>
      <text:p text:style-name="P1">xx = Speed</text:p>
      <text:p text:style-name="P1"/>
      <text:p text:style-name="P1">Command '<text:span text:style-name="T28">03xx</text:span>': <text:span text:style-name="T28">Set Volume</text:span></text:p>
      <text:p text:style-name="P1"/>
      <text:p text:style-name="P1">xx = Volume level</text:p>
      <text:p text:style-name="P1"/>
      <text:p text:style-name="P1">Command '<text:span text:style-name="T28">04xx</text:span>': <text:span text:style-name="T28">Trance Slicer</text:span></text:p>
      <text:p text:style-name="P1"/>
      <text:p text:style-name="P52">xx = Delay ticks before muting the volume (from 0 to 6)</text:p>
      <text:p text:style-name="P52"/>
      <text:p text:style-name="P52"><text:span text:style-name="T38">Note: </text:span><text:span text:style-name="T103">T</text:span>he volume stays muted at the next rows.</text:p>
      <text:p text:style-name="P1"/>
      <text:p text:style-name="P1">Command '<text:span text:style-name="T28">05xx</text:span>': <text:span text:style-name="T28">Glider</text:span> (Disabled when using Arpeggio or Vibrato)</text:p>
      <text:p text:style-name="P1"/>
      <text:p text:style-name="P1">xx = Speed</text:p>
      <text:p text:style-name="P1"/>
      <text:p text:style-name="P1">Command '<text:span text:style-name="T28">06xx</text:span>': <text:span text:style-name="T28">Pattern Loop</text:span></text:p>
      <text:p text:style-name="P1"/>
      <text:p text:style-name="P1">00 = Sets the loop point</text:p>
      <text:p text:style-name="P1">xx = Loops xx times</text:p>
      <text:p text:style-name="P1"/>
      <text:p text:style-name="P1">Command '<text:span text:style-name="T28">07xx</text:span>': <text:span text:style-name="T28">FX Synchro</text:span></text:p>
      <text:p text:style-name="P1"/>
      <text:p text:style-name="P1">xx = Any data</text:p>
      <text:p text:style-name="P1"/>
      <text:p text:style-name="P1">Command '<text:span text:style-name="T28">08xx</text:span>': <text:span text:style-name="T28">Set Filter Cut Off</text:span></text:p>
      <text:p text:style-name="P1"/>
      <text:p text:style-name="P1">xx = Cut Off level</text:p>
      <text:p text:style-name="P1"/>
      <text:p text:style-name="P1">Command '<text:span text:style-name="T28">09xx</text:span>': <text:span text:style-name="T28">Set Sample Play Offset</text:span> (256 bytes steps)</text:p>
      <text:p text:style-name="P1"/>
      <text:p text:style-name="P1">xx = Offset</text:p>
      <text:p text:style-name="P1"/>
      <text:p text:style-name="P1">Command '<text:span text:style-name="T28">0Axx</text:span>': <text:span text:style-name="T28">Randomize Filter Cut Off</text:span></text:p>
      <text:p text:style-name="P1"/>
      <text:p text:style-name="P1">xx = Amplitude</text:p>
      <text:p text:style-name="P1"/>
      <text:p text:style-name="P1">Command '<text:span text:style-name="T28">0Bxx</text:span>': <text:span text:style-name="T28">Filter Cut Off Slide Up</text:span></text:p>
      <text:p text:style-name="P1"/>
      <text:p text:style-name="P1">xx = Speed</text:p>
      <text:p text:style-name="P1"/>
      <text:p text:style-name="P1">Command '<text:span text:style-name="T28">0Cxx</text:span>': <text:span text:style-name="T28">Filter Cut Off Slide Down</text:span></text:p>
      <text:p text:style-name="P1"/>
      <text:p text:style-name="P1">xx = Speed</text:p>
      <text:p text:style-name="P1"/>
      <text:p text:style-name="P1">Command '<text:span text:style-name="T28">0Dxx</text:span>': Jump To Next Sequencer Position (aka Pattern Break)</text:p>
      <text:p text:style-name="P1"/>
      <text:p text:style-name="P1">xx = Pattern row</text:p>
      <text:p text:style-name="P1"/>
      <text:p text:style-name="P1">Command '<text:span text:style-name="T28">0Exx</text:span>': <text:span text:style-name="T28">Note Retrigger</text:span></text:p>
      <text:p text:style-name="P1"/>
      <text:p text:style-name="P1">xx = Tick</text:p>
      <text:p text:style-name="P1"/>
      <text:p text:style-name="P1"><text:soft-page-break/>Command '<text:span text:style-name="T28">0Fxx</text:span>': <text:span text:style-name="T28">Set Number Of Ticks Per Beat</text:span></text:p>
      <text:p text:style-name="P1"/>
      <text:p text:style-name="P1">xx = Ticks</text:p>
      <text:p text:style-name="P1"/>
      <text:p text:style-name="P1">Command '<text:span text:style-name="T28">10xx</text:span>': <text:span text:style-name="T28">Set Delay/Echo Send</text:span></text:p>
      <text:p text:style-name="P1"/>
      <text:p text:style-name="P1">xx = Send Level</text:p>
      <text:p text:style-name="P1"/>
      <text:p text:style-name="P1">Command '<text:span text:style-name="T28">11xx</text:span>': <text:span text:style-name="T28">Set Reverb Send</text:span></text:p>
      <text:p text:style-name="P1"/>
      <text:p text:style-name="P1">xx = Send Level</text:p>
      <text:p text:style-name="P1"/>
      <text:p text:style-name="P1">Command '<text:span text:style-name="T28">12xx</text:span>': <text:span text:style-name="T28">Set Distortion Threshold</text:span></text:p>
      <text:p text:style-name="P1"/>
      <text:p text:style-name="P1">xx = Threshold Level</text:p>
      <text:p text:style-name="P1"/>
      <text:p text:style-name="P1">Command '<text:span text:style-name="T28">13xx</text:span>': <text:span text:style-name="T28">Set Distortion Clamp</text:span></text:p>
      <text:p text:style-name="P1"/>
      <text:p text:style-name="P1">xx = Clamp Level</text:p>
      <text:p text:style-name="P1"/>
      <text:p text:style-name="P1">Command '<text:span text:style-name="T28">14xx</text:span>': <text:span text:style-name="T28">Set Filter Resonance</text:span></text:p>
      <text:p text:style-name="P1"/>
      <text:p text:style-name="P1">xx = Resonance Level</text:p>
      <text:p text:style-name="P1"/>
      <text:p text:style-name="P1">Command '<text:span text:style-name="T28">15xx</text:span>': <text:span text:style-name="T28">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8">16xx</text:span>': <text:span text:style-name="T28">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8">17xx</text:span>': <text:span text:style-name="T28">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8">18xx</text:span>': <text:span text:style-name="T28">Auto Fade Out Track</text:span></text:p>
      <text:p text:style-name="P1"/>
      <text:p text:style-name="P1">xx = Ticks</text:p>
      <text:p text:style-name="P1"/>
      <text:p text:style-name="P1">Same behavior as above.</text:p>
      <text:p text:style-name="P1"/>
      <text:p text:style-name="P1">Command '<text:span text:style-name="T28">19xx</text:span>': <text:span text:style-name="T28">Volume Slide Up</text:span></text:p>
      <text:p text:style-name="P1"/>
      <text:p text:style-name="P1">xx = Speed</text:p>
      <text:p text:style-name="P1"/>
      <text:p text:style-name="P1">Command '<text:span text:style-name="T28">1Axx</text:span>': <text:span text:style-name="T28">Volume Slide Down</text:span></text:p>
      <text:p text:style-name="P1"/>
      <text:p text:style-name="P1">xx = Speed</text:p>
      <text:p text:style-name="P1"/>
      <text:p text:style-name="P1">Command '<text:span text:style-name="T28">1Bxy</text:span>': <text:span text:style-name="T28">Arpeggio</text:span></text:p>
      <text:p text:style-name="P1"/>
      <text:p text:style-name="P1">x = Second relative semitone</text:p>
      <text:p text:style-name="P1">y = Third relative semi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8">Note:</text:span> Arpeggio effect won’t stop until it’s set to 00.</text:p>
      <text:p text:style-name="P1"/>
      <text:p text:style-name="P1">Command '<text:span text:style-name="T28">1Cxx</text:span>': <text:span text:style-name="T28">Set Global Volume</text:span></text:p>
      <text:p text:style-name="P1"/>
      <text:p text:style-name="P1">xx = Volume level</text:p>
      <text:p text:style-name="P1"/>
      <text:p text:style-name="P1">Command '<text:span text:style-name="T28">1Dxy</text:span>': <text:span text:style-name="T28">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8">Note:</text:span> <text:span text:style-name="T92">Vibrato </text:span>effect won’t stop until it’s set to 00.</text:p>
      <text:p text:style-name="P1"><text:soft-page-break/>Command '<text:span text:style-name="T28">1E0x</text:span>': <text:span text:style-name="T28">Select Instrument Playing Way</text:span></text:p>
      <text:p text:style-name="P1"/>
      <text:p text:style-name="P1">0 = Play forward</text:p>
      <text:p text:style-name="P1">1 = Play backward</text:p>
      <text:p text:style-name="P1"/>
      <text:p text:style-name="P1">Command '<text:span text:style-name="T28">1Fxx</text:span>': <text:span text:style-name="T28">Position Jump</text:span></text:p>
      <text:p text:style-name="P1"/>
      <text:p text:style-name="P1">xx = New position</text:p>
      <text:p text:style-name="P1"/>
      <text:p text:style-name="P1">Command '<text:span text:style-name="T28">20xx</text:span>': <text:span text:style-name="T28">Fine Volume Slide Up</text:span></text:p>
      <text:p text:style-name="P1"/>
      <text:p text:style-name="P1">xx = Amount</text:p>
      <text:p text:style-name="P1"/>
      <text:p text:style-name="P1">Command '<text:span text:style-name="T28">21xx</text:span>': <text:span text:style-name="T28">Fine Volume Slide Down</text:span></text:p>
      <text:p text:style-name="P1"/>
      <text:p text:style-name="P1">xx = Amount</text:p>
      <text:p text:style-name="P1"/>
      <text:p text:style-name="P1">Command '<text:span text:style-name="T28">22xx</text:span>': <text:span text:style-name="T28">Fine Pitch Up</text:span></text:p>
      <text:p text:style-name="P1"/>
      <text:p text:style-name="P1">xx = Amount</text:p>
      <text:p text:style-name="P1"/>
      <text:p text:style-name="P1">Command '<text:span text:style-name="T28">23xx</text:span>': <text:span text:style-name="T28">Fine Pitch Down</text:span></text:p>
      <text:p text:style-name="P1"/>
      <text:p text:style-name="P1">xx = Amount</text:p>
      <text:p text:style-name="P1"/>
      <text:p text:style-name="P1">Command '<text:span text:style-name="T28">240x</text:span>': <text:span text:style-name="T28">Turn </text:span><text:span text:style-name="T43">F</text:span><text:span text:style-name="T28">langer </text:span><text:span text:style-name="T43">O</text:span><text:span text:style-name="T28">n/</text:span><text:span text:style-name="T43">O</text:span><text:span text:style-name="T28">ff</text:span></text:p>
      <text:p text:style-name="P1"/>
      <text:p text:style-name="P1">0 = Turn it off</text:p>
      <text:p text:style-name="P1">1 = Turn it on</text:p>
      <text:p text:style-name="P1"/>
      <text:p text:style-name="P1">Command '<text:span text:style-name="T28">25xx</text:span>': <text:span text:style-name="T28">Set </text:span><text:span text:style-name="T43">S</text:span><text:span text:style-name="T28">huffle </text:span><text:span text:style-name="T43">V</text:span><text:span text:style-name="T28">alue</text:span></text:p>
      <text:p text:style-name="P1"/>
      <text:p text:style-name="P1">xx = Amount</text:p>
      <text:p text:style-name="P1"/>
      <text:p text:style-name="P1">Command '<text:span text:style-name="T28">26xx</text:span>': <text:span text:style-name="T28">Set </text:span><text:span text:style-name="T43">R</text:span><text:span text:style-name="T28">everb </text:span><text:span text:style-name="T43">F</text:span><text:span text:style-name="T28">ilter </text:span><text:span text:style-name="T43">C</text:span><text:span text:style-name="T28">utoff</text:span></text:p>
      <text:p text:style-name="P1"/>
      <text:p text:style-name="P1">xx = Amount</text:p>
      <text:p text:style-name="P1"/>
      <text:p text:style-name="P34">Command '<text:span text:style-name="T28">27xx</text:span>': <text:span text:style-name="T28">Set </text:span><text:span text:style-name="T43">R</text:span><text:span text:style-name="T28">everb </text:span><text:span text:style-name="T43">F</text:span><text:span text:style-name="T28">ilter </text:span><text:span text:style-name="T43">R</text:span><text:span text:style-name="T28">esonance</text:span></text:p>
      <text:p text:style-name="P34"/>
      <text:p text:style-name="P34">xx = Amount</text:p>
      <text:p text:style-name="P34"/>
      <text:p text:style-name="P34">Command '<text:span text:style-name="T28">2</text:span><text:span text:style-name="T29">80</text:span><text:span text:style-name="T28">x</text:span>': <text:span text:style-name="T14">Turn </text:span><text:span text:style-name="T17">T</text:span><text:span text:style-name="T14">rack </text:span><text:span text:style-name="T17">F</text:span><text:span text:style-name="T14">ilter </text:span><text:span text:style-name="T17">O</text:span><text:span text:style-name="T14">n/</text:span><text:span text:style-name="T17">O</text:span><text:span text:style-name="T14">ff</text:span></text:p>
      <text:p text:style-name="P34"/>
      <text:p text:style-name="P34">0 = Turn it off</text:p>
      <text:p text:style-name="P34">1 = Turn it on</text:p>
      <text:p text:style-name="P34"/>
      <text:p text:style-name="P54">Command '<text:span text:style-name="T28">2</text:span><text:span text:style-name="T41">9</text:span><text:span text:style-name="T29">0</text:span><text:span text:style-name="T28">x</text:span>': <text:span text:style-name="T14">Turn </text:span><text:span text:style-name="T17">T</text:span><text:span text:style-name="T14">rack </text:span><text:span text:style-name="T17">C</text:span><text:span text:style-name="T15">ompression </text:span><text:span text:style-name="T17">O</text:span><text:span text:style-name="T14">n/</text:span><text:span text:style-name="T17">O</text:span><text:span text:style-name="T14">ff</text:span></text:p>
      <text:p text:style-name="P54"/>
      <text:p text:style-name="P54">0 = Turn it off</text:p>
      <text:p text:style-name="P54">1 = Turn it on</text:p>
      <text:p text:style-name="P54"/>
      <text:p text:style-name="P54">Command '<text:span text:style-name="T28">2</text:span><text:span text:style-name="T41">A</text:span><text:span text:style-name="T42">x</text:span><text:span text:style-name="T28">x</text:span>': <text:span text:style-name="T41">Set </text:span><text:span text:style-name="T43">T</text:span><text:span text:style-name="T14">rack </text:span><text:span text:style-name="T17">C</text:span><text:span text:style-name="T15">ompression </text:span><text:span text:style-name="T17">T</text:span><text:span text:style-name="T15">hreshold</text:span></text:p>
      <text:p text:style-name="P54"/>
      <text:p text:style-name="P55">xx = Amount</text:p>
      <text:p text:style-name="P55"/>
      <text:p text:style-name="P55">Command '<text:span text:style-name="T28">2</text:span><text:span text:style-name="T42">Bx</text:span><text:span text:style-name="T28">x</text:span>': <text:span text:style-name="T41">Set </text:span><text:span text:style-name="T43">T</text:span><text:span text:style-name="T14">rack </text:span><text:span text:style-name="T17">C</text:span><text:span text:style-name="T15">ompression </text:span><text:span text:style-name="T17">R</text:span><text:span text:style-name="T16">atio</text:span></text:p>
      <text:p text:style-name="P55"/>
      <text:p text:style-name="P55">xx = Amount</text:p>
      <text:p text:style-name="P55"/>
      <text:p text:style-name="P55">Command '<text:span text:style-name="T28">F0xx</text:span>': <text:span text:style-name="T28">Set BPM Speed</text:span></text:p>
      <text:p text:style-name="P1"/>
      <text:p text:style-name="P1">xx = BPM</text:p>
      <text:p text:style-name="P1"/>
      <text:p text:style-name="P1"><text:soft-page-break/>Command '<text:span text:style-name="T28">31xy</text:span>': <text:span text:style-name="T28">Trigger 303 Bass Line (Unit 1)</text:span></text:p>
      <text:p text:style-name="P1"/>
      <text:p text:style-name="P1">x = Bank (A-D)</text:p>
      <text:p text:style-name="P1">y = Pattern (1-8)</text:p>
      <text:p text:style-name="P1"/>
      <text:p text:style-name="P1">'00' will trigger current selected pattern</text:p>
      <text:p text:style-name="P1">‘<text:span text:style-name="T55">ff’ will stop the bass line</text:span></text:p>
      <text:p text:style-name="P1"/>
      <text:p text:style-name="P1">Command '<text:span text:style-name="T28">32xy</text:span>': <text:span text:style-name="T28">Trigger 303 Bass Line (Unit 2)</text:span></text:p>
      <text:p text:style-name="P1"/>
      <text:p text:style-name="P1">x = Bank (A-D)</text:p>
      <text:p text:style-name="P1">y = Pattern (1-8)</text:p>
      <text:p text:style-name="P1"/>
      <text:p text:style-name="P1">'00' will trigger current selected pattern</text:p>
      <text:p text:style-name="P35">‘<text:span text:style-name="T55">ff’ will stop the bass line</text:span></text:p>
      <text:p text:style-name="P35"/>
      <text:p text:style-name="P1">Where 'xx' is a number between <text:span text:style-name="T104">0x</text:span>00 and <text:span text:style-name="T104">0x</text:span>FF (hex):</text:p>
      <text:p text:style-name="P1"/>
      <text:p text:style-name="P1">Command '<text:span text:style-name="T28">33xx</text:span>': <text:span text:style-name="T28">Set 303 (Unit 1) Filter Cutoff</text:span></text:p>
      <text:p text:style-name="P1">Command '<text:span text:style-name="T28">34xx</text:span>': <text:span text:style-name="T28">Set 303 (Unit 2) Filter Cutoff</text:span></text:p>
      <text:p text:style-name="P1">Command '<text:span text:style-name="T28">35xx</text:span>': <text:span text:style-name="T28">Set 303 (Unit 1) Filter Resonance</text:span></text:p>
      <text:p text:style-name="P1">Command '<text:span text:style-name="T28">36xx</text:span>': <text:span text:style-name="T28">Set 303 (Unit 2) Filter Resonance</text:span></text:p>
      <text:p text:style-name="P1">Command '<text:span text:style-name="T28">37xx</text:span>': <text:span text:style-name="T28">Set 303 (Unit 1) Filter Env. Mod</text:span></text:p>
      <text:p text:style-name="P1">Command '<text:span text:style-name="T28">38xx</text:span>': <text:span text:style-name="T28">Set 303 (Unit 2) Filter Env. Mod</text:span></text:p>
      <text:p text:style-name="P1">Command '<text:span text:style-name="T28">39xx</text:span>': <text:span text:style-name="T28">Set 303 (Unit 1) Filter Decay</text:span></text:p>
      <text:p text:style-name="P1">Command '<text:span text:style-name="T28">3Axx</text:span>': <text:span text:style-name="T28">Set 303 (Unit 2) Filter Decay</text:span></text:p>
      <text:p text:style-name="P1">Command '<text:span text:style-name="T28">3Bxx</text:span>': <text:span text:style-name="T28">Set 303 (Unit 1) Accent</text:span></text:p>
      <text:p text:style-name="P1">Command '<text:span text:style-name="T28">3Cxx</text:span>': <text:span text:style-name="T28">Set 303 (Unit 2) Accent</text:span></text:p>
      <text:p text:style-name="P1">Command '<text:span text:style-name="T28">3Dxx</text:span>': <text:span text:style-name="T28">Set 303 (Unit 1) Tune</text:span></text:p>
      <text:p text:style-name="P1">Command '<text:span text:style-name="T28">3Exx</text:span>': <text:span text:style-name="T28">Set 303 (Unit 2) Tune</text:span></text:p>
      <text:p text:style-name="P53">Command '<text:span text:style-name="T28">3</text:span><text:span text:style-name="T39">F</text:span><text:span text:style-name="T28">xx</text:span>': <text:span text:style-name="T28">Set 303 (Unit 1) </text:span><text:span text:style-name="T39">Scale (From </text:span><text:span text:style-name="T40">0x0</text:span><text:span text:style-name="T39">1 to </text:span><text:span text:style-name="T40">0x</text:span><text:span text:style-name="T39">10)</text:span></text:p>
      <text:p text:style-name="P53">Command '<text:span text:style-name="T39">40</text:span><text:span text:style-name="T28">xx</text:span>': <text:span text:style-name="T28">Set 303 (Unit 2) </text:span><text:span text:style-name="T39">Scale (From </text:span><text:span text:style-name="T40">0x0</text:span><text:span text:style-name="T39">1 to </text:span><text:span text:style-name="T40">0x</text:span><text:span text:style-name="T39">10)</text:span></text:p>
      <text:p text:style-name="P53">Command '<text:span text:style-name="T28">41xx</text:span>': <text:span text:style-name="T28">Set 303 (Unit 1) Volume</text:span></text:p>
      <text:p text:style-name="P1">Command '<text:span text:style-name="T28">42xx</text:span>': <text:span text:style-name="T28">Set 303 (Unit 2) Volume</text:span></text:p>
      <text:p text:style-name="P1"/>
      <text:p text:style-name="P1"/>
      <text:p text:style-name="P25">The volume column</text:p>
      <text:p text:style-name="P1"/>
      <text:p text:style-name="P1">Command '<text:span text:style-name="T28">xx</text:span>': <text:span text:style-name="T28">Set Volume (00 to 40)</text:span></text:p>
      <text:p text:style-name="P1"/>
      <text:p text:style-name="P1">Command '<text:span text:style-name="T28">Fx</text:span>': N<text:span text:style-name="T28">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8">xx</text:span>': <text:span text:style-name="T28">Panning (00 to 80)</text:span></text:p>
      <text:p text:style-name="P1"/>
      <text:p text:style-name="P1">Command '<text:span text:style-name="T28">90</text:span>': <text:span text:style-name="T28">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72">Midi command:</text:p>
      <text:p text:style-name="P1"/>
      <text:p text:style-name="P1">Command '<text:span text:style-name="T28">80xx</text:span>': <text:span text:style-name="T28">Set Patch Bank</text:span></text:p>
      <text:p text:style-name="P1"/>
      <text:p text:style-name="P1">(might not work on all midi equipment)</text:p>
      <text:p text:style-name="P1"><text:soft-page-break/>(<text:span text:style-name="T28">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7"><text:soft-page-break/>The <text:span text:style-name="T93">keyboard </text:span>shortcuts</text:p>
      <text:p text:style-name="P30"/>
      <text:p text:style-name="P18">Playing</text:p>
      <text:p text:style-name="P18"/>
      <text:p text:style-name="P1"><text:span text:style-name="T28">RCTRL:</text:span> <text:s text:c="26"/>Play song from row 0.</text:p>
      <text:p text:style-name="P1"/>
      <text:p text:style-name="P1"><text:span text:style-name="T28">LSHIFT + RCTRL: </text:span><text:s text:c="17"/>Play song from current row.</text:p>
      <text:p text:style-name="P1"/>
      <text:p text:style-name="P1"><text:span text:style-name="T70">RALT: </text:span><text:s text:c="27"/>Play pattern from row 0.</text:p>
      <text:p text:style-name="P1"/>
      <text:p text:style-name="P1"><text:span text:style-name="T28">LSHIFT + RALT: </text:span><text:s text:c="18"/>Play pattern from current row.</text:p>
      <text:p text:style-name="P1"/>
      <text:p text:style-name="P1"><text:span text:style-name="T28">Left mouse on '&gt;':</text:span> <text:s text:c="14"/>Play song from row 0.</text:p>
      <text:p text:style-name="P1"/>
      <text:p text:style-name="P1"><text:span text:style-name="T28">Right mouse on '&gt;': </text:span><text:s text:c="13"/>Play song from current row.</text:p>
      <text:p text:style-name="P1"/>
      <text:p text:style-name="P1"><text:span text:style-name="T28">Left mouse on '|&gt;':</text:span> <text:s text:c="13"/>Play pattern from row 0.</text:p>
      <text:p text:style-name="P1"/>
      <text:p text:style-name="P1"><text:span text:style-name="T28">Right mouse on '|&gt;':</text:span> <text:s text:c="12"/>Play pattern from current row.</text:p>
      <text:p text:style-name="P1"/>
      <text:p text:style-name="P1"><text:span text:style-name="T28">Left mouse on 'Edit/Record':</text:span> <text:s text:c="4"/>Edit mode on/off.</text:p>
      <text:p text:style-name="P1"/>
      <text:p text:style-name="P1"><text:span text:style-name="T28">Right mouse on 'Edit/Record':</text:span> <text:s text:c="3"/>Record mode on/off.</text:p>
      <text:p text:style-name="P1"/>
      <text:p text:style-name="P73">Editing</text:p>
      <text:p text:style-name="P1"/>
      <text:p text:style-name="P1"><text:span text:style-name="T28">LSHIFT + ESCAPE:</text:span> <text:s text:c="16"/>Switch large patterns view on/off</text:p>
      <text:p text:style-name="P1"/>
      <text:p text:style-name="P1"><text:span text:style-name="T28">TAB:</text:span> <text:s text:c="28"/>Go to next track</text:p>
      <text:p text:style-name="P1"/>
      <text:p text:style-name="P1"><text:span text:style-name="T28">LSHIFT + TAB:</text:span> <text:s text:c="19"/>Go to prev<text:span text:style-name="T94">ious</text:span> track</text:p>
      <text:p text:style-name="P1"/>
      <text:p text:style-name="P1"><text:span text:style-name="T28">LCTRL + TAB:</text:span> <text:s text:c="20"/>Go to next note in track</text:p>
      <text:p text:style-name="P1"/>
      <text:p text:style-name="P1"><text:span text:style-name="T28">LCTRL + LSHIFT + TAB:</text:span> <text:s text:c="11"/>Go to prev<text:span text:style-name="T94">ious</text:span> note in track</text:p>
      <text:p text:style-name="P1"/>
      <text:p text:style-name="P1"><text:span text:style-name="T28">SPACE:</text:span> <text:s text:c="26"/>Toggle Edit mode On &amp; Off</text:p>
      <text:p text:style-name="P1"><text:s text:c="33"/>(Also stop if the song is being played)</text:p>
      <text:p text:style-name="P1"/>
      <text:p text:style-name="P1"><text:span text:style-name="T28">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1">D</text:span><text:span text:style-name="T28">OWN ARROW:</text:span> <text:s text:c="21"/>1 Line down</text:p>
      <text:p text:style-name="P1"/>
      <text:p text:style-name="P1"><text:span text:style-name="T28">UP ARROW:</text:span> <text:s text:c="23"/>1 Line up</text:p>
      <text:p text:style-name="P1"/>
      <text:p text:style-name="P1"><text:span text:style-name="T28">LEFT ARROW:</text:span> <text:s text:c="21"/>1 Row left</text:p>
      <text:p text:style-name="P1"/>
      <text:p text:style-name="P1"><text:span text:style-name="T28">RIGHT ARROW:</text:span> <text:s text:c="20"/>1 Row right</text:p>
      <text:p text:style-name="P1"/>
      <text:p text:style-name="P1"><text:span text:style-name="T28">PREV. PAGE:</text:span> <text:s text:c="21"/>16 Arrows Up</text:p>
      <text:p text:style-name="P1"/>
      <text:p text:style-name="P1"><text:span text:style-name="T28">NEXT PAGE:</text:span> <text:s text:c="22"/>16 Arrows Down</text:p>
      <text:p text:style-name="P1"/>
      <text:p text:style-name="P1"><text:span text:style-name="T28">HOME / END:</text:span> <text:s text:c="21"/>Top / Bottom of pattern</text:p>
      <text:p text:style-name="P1"/>
      <text:p text:style-name="P1"><text:span text:style-name="T28">LCTRL + HOME / END:</text:span> <text:s text:c="13"/>First / last track</text:p>
      <text:p text:style-name="P31"/>
      <text:p text:style-name="P31"><text:span text:style-name="T28">F5, F6, F7, F8, F9:</text:span> <text:s text:c="13"/>Jump to 0, 1/4, 2/4, 3/4, 4/4 lines of the <text:s text:c="12"/></text:p>
      <text:p text:style-name="P31"><text:s text:c="33"/>patterns</text:p>
      <text:p text:style-name="P1"/>
      <text:p text:style-name="P1"><text:span text:style-name="T28">+ - (Numeric keypad):</text:span> <text:s text:c="11"/>Next / Previous pattern</text:p>
      <text:p text:style-name="P1"><text:soft-page-break/><text:span text:style-name="T28">LCTRL + LEFT / RIGHT:</text:span> <text:s text:c="11"/>Next / Previous pattern</text:p>
      <text:p text:style-name="P1"/>
      <text:p text:style-name="P1"><text:span text:style-name="T28">LCTRL + LALT + LEFT / RIGHT:</text:span> <text:s text:c="4"/>Next / Previous position</text:p>
      <text:p text:style-name="P1"/>
      <text:p text:style-name="P1"><text:span text:style-name="T28">LALT + LEFT / RIGHT:</text:span> <text:s text:c="12"/>Next / Previous instrument</text:p>
      <text:p text:style-name="P1"/>
      <text:p text:style-name="P1"><text:span text:style-name="T28">LSHIFT + M:</text:span> <text:s text:c="21"/>Toggle mute state of the current channel</text:p>
      <text:p text:style-name="P1"/>
      <text:p text:style-name="P1"><text:span text:style-name="T28">LCTRL + LSHIFT + M:</text:span> <text:s text:c="13"/>Solo the current track / Unmute all</text:p>
      <text:p text:style-name="P1"/>
      <text:p text:style-name="P1"><text:span text:style-name="T28">LSHIFT + F1 to F1</text:span><text:span text:style-name="T32">2</text:span><text:span text:style-name="T28">:</text:span> <text:s text:c="13"/>Select a tab/panel</text:p>
      <text:p text:style-name="P1"/>
      <text:p text:style-name="P1"><text:span text:style-name="T28">LCTRL + 1 to 4:</text:span> <text:s text:c="17"/>Select a copy buffer</text:p>
      <text:p text:style-name="P1"/>
      <text:p text:style-name="P74">Tracking</text:p>
      <text:p text:style-name="P1"/>
      <text:p text:style-name="P1"><text:span text:style-name="T28">1st and 2nd keys rows:</text:span> <text:s text:c="10"/>Upper octave row</text:p>
      <text:p text:style-name="P1"/>
      <text:p text:style-name="P1"><text:span text:style-name="T28">3rd and 4th keys rows:</text:span> <text:s text:c="10"/>Lower octave row</text:p>
      <text:p text:style-name="P1"/>
      <text:p text:style-name="P1"><text:span text:style-name="T28">RSHIFT:</text:span> <text:s text:c="25"/>Insert a note off</text:p>
      <text:p text:style-name="P1"/>
      <text:p text:style-name="P14">/ and * (Numeric keypad)</text:p>
      <text:p text:style-name="P1"><text:span text:style-name="T28">or F1 / F2:</text:span> <text:s text:c="21"/>-1 or +1 octave</text:p>
      <text:p text:style-name="P41"/>
      <text:p text:style-name="P41"><text:span text:style-name="T28">L</text:span><text:span text:style-name="T33">CTRL</text:span><text:span text:style-name="T28"> + F1 / </text:span><text:span text:style-name="T34">F</text:span><text:span text:style-name="T28">2:</text:span> <text:s text:c="16"/>Decrease / Increase editing step.</text:p>
      <text:p text:style-name="P40"/>
      <text:p text:style-name="P40"><text:span text:style-name="T28">F3:</text:span> <text:s text:c="29"/>The chords helper is triggered when the caret </text:p>
      <text:p text:style-name="P40"><text:s text:c="33"/>is located on a note.</text:p>
      <text:p text:style-name="P1"><text:span text:style-name="T28"/></text:p>
      <text:p text:style-name="P1"><text:span text:style-name="T28">INSERT / BACKSPACE:</text:span> <text:s text:c="13"/>Insert or Delete a line in current track</text:p>
      <text:p text:style-name="P32"><text:s text:c="33"/>or current selected block.</text:p>
      <text:p text:style-name="P1"/>
      <text:p text:style-name="P1"><text:span text:style-name="T28">LSHIFT + INSERT / BACKSPACE:</text:span> <text:s text:c="4"/>Insert or Delete a line in current pattern</text:p>
      <text:p text:style-name="P1"/>
      <text:p text:style-name="P1"><text:span text:style-name="T28">DELETE (NOT BACKSPACE):</text:span> <text:s text:c="9"/>Empty a column or a selected block.</text:p>
      <text:p text:style-name="P76"/>
      <text:p text:style-name="P76">Block manipulations</text:p>
      <text:p text:style-name="P1"/>
      <text:p text:style-name="P2">Blocks can also be selected with the mouse by holding the right button and scrolling the pattern with the mouse wheel <text:span text:style-name="T72">(i</text:span><text:span text:style-name="T68">f nothing is selected the operation occurs on the complete current track</text:span><text:span text:style-name="T72">)</text:span><text:span text:style-name="T68">.</text:span></text:p>
      <text:p text:style-name="P2"/>
      <text:p text:style-name="P1"><text:span text:style-name="T28">LCTRL + A:</text:span> <text:s text:c="9"/>Select entire current track</text:p>
      <text:p text:style-name="P1"/>
      <text:p text:style-name="P1"><text:span text:style-name="T28">LCTRL + LSHIFT + A:</text:span> Select entire current pattern</text:p>
      <text:p text:style-name="P1"/>
      <text:p text:style-name="P1"><text:span text:style-name="T28">LALT + A:</text:span> <text:s text:c="10"/>Select entire column note in a track</text:p>
      <text:p text:style-name="P1"/>
      <text:p text:style-name="P1"><text:span text:style-name="T28">LALT + LSHIFT + A:</text:span> <text:s/>Select all notes of a track</text:p>
      <text:p text:style-name="P1"/>
      <text:p text:style-name="P1"><text:span text:style-name="T28">LCTRL + X:</text:span> <text:s text:c="9"/>Cut the selected block and copy it into the block-buffer</text:p>
      <text:p text:style-name="P1"/>
      <text:p text:style-name="P1"><text:span text:style-name="T28">LCTRL + C:</text:span> <text:s text:c="9"/>Copy the selected block into the block-buffer</text:p>
      <text:p text:style-name="P1"/>
      <text:p text:style-name="P1"><text:span text:style-name="T28">LCTRL + V:</text:span> <text:s text:c="9"/>Paste the data from the block buffer into the pattern</text:p>
      <text:p text:style-name="P1"/>
      <text:p text:style-name="P23">LSHIFT + ARROWS</text:p>
      <text:p text:style-name="P23">PREV. PAGE</text:p>
      <text:p text:style-name="P48"><text:span text:style-name="T28">NEXT PAGE:</text:span> <text:s text:c="9"/>Select a block</text:p>
      <text:p text:style-name="P23"/>
      <text:p text:style-name="P14"/>
      <text:p text:style-name="P14"/>
      <text:p text:style-name="P14"/>
      <text:p text:style-name="P1"><text:soft-page-break/><text:span text:style-name="T28">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9">Note: </text:span><text:span text:style-name="T71">this command (as well as the randomize one below) only works for volume/panning and fx data columns.</text:span></text:p>
      <text:p text:style-name="P2"/>
      <text:p text:style-name="P45"><text:span text:style-name="T28">LCTRL + R:</text:span> <text:s text:c="9"/>Randomize the select columns of a selection, works similar <text:s text:c="3"/></text:p>
      <text:p text:style-name="P45"><text:s text:c="20"/>to CTRL + I, but it randomizes values instead of <text:s text:c="21"/></text:p>
      <text:p text:style-name="P45"><text:s text:c="20"/><text:span text:style-name="T52">i</text:span>nterpolating them.</text:p>
      <text:p text:style-name="P45"/>
      <text:p text:style-name="P43"><text:span text:style-name="T28">LCTRL </text:span><text:span text:style-name="T35">+ LSHI</text:span><text:span text:style-name="T37">F</text:span><text:span text:style-name="T35">T </text:span><text:span text:style-name="T28">+ </text:span><text:span text:style-name="T37">R</text:span><text:span text:style-name="T28">:</text:span> <text:span text:style-name="T12">Same as above but done </text:span><text:span text:style-name="T83">according to the current </text:span><text:span text:style-name="T85">S</text:span><text:span text:style-name="T83">tep </text:span><text:span text:style-name="T85">A</text:span><text:span text:style-name="T83">dd</text:span></text:p>
      <text:p text:style-name="P46"/>
      <text:p text:style-name="P45"><text:span text:style-name="T36">LCTRL + F:</text:span><text:span text:style-name="T84"> <text:s text:c="9"/>Fill an entire block with the first select line.</text:span></text:p>
      <text:p text:style-name="P44"/>
      <text:p text:style-name="P42"><text:span text:style-name="T28">LCTRL </text:span><text:span text:style-name="T35">+ LSHI</text:span><text:span text:style-name="T37">F</text:span><text:span text:style-name="T35">T </text:span><text:span text:style-name="T28">+ F:</text:span> <text:span text:style-name="T12">Same as above but done </text:span><text:span text:style-name="T83">according to the current </text:span><text:span text:style-name="T85">S</text:span><text:span text:style-name="T83">tep </text:span><text:span text:style-name="T85">A</text:span><text:span text:style-name="T83">dd</text:span></text:p>
      <text:p text:style-name="P44"/>
      <text:p text:style-name="P44"><text:span text:style-name="T28">LCTRL + U:</text:span> <text:s text:c="9"/>Transpose the note of a selection to 1 semi<text:span text:style-name="T95">ton</text:span>e higher</text:p>
      <text:p text:style-name="P1"/>
      <text:p text:style-name="P1"><text:span text:style-name="T28">LCTRL + D:</text:span> <text:s text:c="9"/>Transpose the note of a selection to 1 semi<text:span text:style-name="T95">t</text:span>o<text:span text:style-name="T95">n</text:span>e lower</text:p>
      <text:p text:style-name="P47"/>
      <text:p text:style-name="P1"><text:span text:style-name="T28">LCTRL + LSHIFT + U:</text:span> Transpose the note of a selection to 1 semi<text:span text:style-name="T95">t</text:span>o<text:span text:style-name="T95">n</text:span>e higher</text:p>
      <text:p text:style-name="P1"><text:s text:c="20"/>(only for the current instrument)</text:p>
      <text:p text:style-name="P1"/>
      <text:p text:style-name="P1"><text:span text:style-name="T28">LCTRL + LSHIFT + D:</text:span> Transpose the note of a selection to 1 semi<text:span text:style-name="T95">t</text:span>o<text:span text:style-name="T95">n</text:span>e lower</text:p>
      <text:p text:style-name="P1"><text:s text:c="20"/>(only for the current instrument)</text:p>
      <text:p text:style-name="P1"/>
      <text:p text:style-name="P1"><text:span text:style-name="T28">LCTRL + H:</text:span> <text:s text:c="9"/>Transpose the note of a selection to 1 octave higher</text:p>
      <text:p text:style-name="P1"/>
      <text:p text:style-name="P1"><text:span text:style-name="T28">LCTRL + L:</text:span> <text:s text:c="9"/>Transpose the note of a selection to 1 octave lower</text:p>
      <text:p text:style-name="P1"/>
      <text:p text:style-name="P1"><text:span text:style-name="T28">LCTRL + LSHIFT + H:</text:span> Transpose the note of a selection to 1 octave higher</text:p>
      <text:p text:style-name="P1"><text:s text:c="20"/>(only for the current instrument)</text:p>
      <text:p text:style-name="P1"/>
      <text:p text:style-name="P1"><text:span text:style-name="T28">LCTRL + LSHIFT + L:</text:span> Transpose the note of a selection to 1 octave lower</text:p>
      <text:p text:style-name="P1"><text:s text:c="20"/>(only for the current instrument)</text:p>
      <text:p text:style-name="P1"/>
      <text:p text:style-name="P1"><text:span text:style-name="T28">LCTRL + W:</text:span> <text:s text:c="9"/>Save the current selection into a file</text:p>
      <text:p text:style-name="P1"/>
      <text:p text:style-name="P75">Misc.</text:p>
      <text:p text:style-name="P1"/>
      <text:p text:style-name="P1"><text:span text:style-name="T28">LALT + ENTER:</text:span> <text:s text:c="6"/>Switch between full screen / windowed mode</text:p>
      <text:p text:style-name="P1"/>
      <text:p text:style-name="P1"><text:span text:style-name="T28">LALT + F4:</text:span> <text:s text:c="9"/>Exit program (Windows only)</text:p>
      <text:p text:style-name="P1"/>
      <text:p text:style-name="P1"><text:span text:style-name="T28">LCTRL + S:</text:span> <text:s text:c="9"/>Save current module</text:p>
      <text:p text:style-name="P1"/>
      <text:p text:style-name="P1"><text:span text:style-name="T28">LSHIFT + S:</text:span> <text:s text:c="8"/>Switch top right panel to synths list</text:p>
      <text:p text:style-name="P1"/>
      <text:p text:style-name="P1"><text:span text:style-name="T28">LSHIFT + I:</text:span> <text:s text:c="8"/>Switch top right panel to instruments list</text:p>
      <text:p text:style-name="P68"><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6">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63">(</text:span>it *may* work with unicode characters but i haven't tested it).</text:p>
      <text:p text:style-name="P2"/>
      <text:p text:style-name="P1">You can eventually submit a new keyboard layout at: charlet.franck@wanadoo.fr</text:p>
      <text:p text:style-name="P1"/>
      <text:p text:style-name="P62">Compiling the <text:span text:style-name="T18">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53">(</text:span>both generated by the tracker<text:span text:style-name="T53">)</text:span>. Replace the PTK_MODULE variable content of the assembly files located in release/distrib/replay/test with the filename of the .ptp module and compile.</text:p>
      <text:p text:style-name="P2"/>
      <text:p text:style-name="P77">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54">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64">On operating systems which don’t possess codecs only Internal (wavpack), </text:span><text:span text:style-name="T97">ADPCM and</text:span><text:span text:style-name="T64"> 8 bit compression </text:span><text:span text:style-name="T98">schemes</text:span><text:span text:style-name="T64"> are available.</text:span></text:p>
      <text:p text:style-name="P2"/>
      <text:p text:style-name="P2">Note that packing samples in .ptp files is not mandatory (the packing scheme for each sample can be set to none in the tracker).</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hanks</text:p>
      <text:p text:style-name="P1"/>
      <text:p text:style-name="P22">Karsten Obarski:</text:p>
      <text:p text:style-name="P22"/>
      <text:p text:style-name="P38">The <text:span text:style-name="T66">father of the </text:span>original tracker.</text:p>
      <text:p text:style-name="P14"/>
      <text:p text:style-name="P14">Arguru <text:span text:style-name="T65">(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1">Samuel Crow:</text:p>
      <text:p text:style-name="P37"/>
      <text:p text:style-name="P37">Haiku port.</text:p>
      <text:p text:style-name="P37"/>
      <text:p text:style-name="P78">BeWorld:</text:p>
      <text:p text:style-name="P79"/>
      <text:p text:style-name="P79">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26T16:28:10.208000000</dc:date>
    <meta:editing-duration>PT3H16M55S</meta:editing-duration>
    <meta:editing-cycles>281</meta:editing-cycles>
    <meta:generator>LibreOffice/7.6.5.2$Windows_X86_64 LibreOffice_project/38d5f62f85355c192ef5f1dd47c5c0c0c6d6598b</meta:generator>
    <meta:document-statistic meta:table-count="0" meta:image-count="0" meta:object-count="0" meta:page-count="22" meta:paragraph-count="562" meta:word-count="4592" meta:character-count="26814" meta:non-whitespace-character-count="21242"/>
  </office:meta>
</office:document-meta>
</file>